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Heading">
      <style:paragraph-properties fo:break-before="pag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ftware Requirement Specification</text:p>
      <text:p text:style-name="P2"/>
      <text:p text:style-name="P2"/>
      <text:p text:style-name="P2"/>
      <text:p text:style-name="P2"/>
      <text:p text:style-name="P2"/>
      <text:p text:style-name="P2"/>
      <text:p text:style-name="P2">Personal Management Syst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epared for: Gred Davis, Jason Adams, and Rich Mallek</text:p>
      <text:p text:style-name="P1"/>
      <text:p text:style-name="P1">Version 1.0</text:p>
      <text:p text:style-name="P1"/>
      <text:p text:style-name="P1">Submitted to: Gred Davis, Jason Adams, and Rich Mallek</text:p>
      <text:p text:style-name="P1"/>
      <text:p text:style-name="P1">By: Christian Harr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5">Introduction<text:tab/>3</text:p>
          <text:p text:style-name="P7">Purpose<text:tab/>3</text:p>
          <text:p text:style-name="P7">Scope<text:tab/>3</text:p>
          <text:p text:style-name="P5">Overall Description<text:tab/>3</text:p>
          <text:p text:style-name="P7">Product Perspective<text:tab/>3</text:p>
          <text:p text:style-name="P6">User Interfaces<text:tab/>3</text:p>
          <text:p text:style-name="P7">Product Functions<text:tab/>3</text:p>
          <text:p text:style-name="P6">Login<text:tab/>3</text:p>
          <text:p text:style-name="P6">Create New User<text:tab/>3</text:p>
          <text:p text:style-name="P6">Add Event<text:tab/>4</text:p>
          <text:p text:style-name="P6">View “My Profile”<text:tab/>4</text:p>
          <text:p text:style-name="P6">Logout<text:tab/>4</text:p>
          <text:p text:style-name="P5">Specific Requirements<text:tab/>4</text:p>
          <text:p text:style-name="P7">External Interface Requirements<text:tab/>4</text:p>
          <text:p text:style-name="P7">Quality requirements<text:tab/>4</text:p>
          <text:p text:style-name="P6">Security<text:tab/>4</text:p>
          <text:p text:style-name="P6">Usability<text:tab/>4</text:p>
        </text:index-body>
      </text:table-of-content>
      <text:h text:style-name="Heading_20_1" text:outline-level="1"/>
      <text:h text:style-name="P4" text:outline-level="1">Introduction</text:h>
      <text:p text:style-name="Standard"><text:tab/>This document, Software Requirement Specifications, documents and details the requirements to build a personal management system.</text:p>
      <text:p text:style-name="Standard"><text:tab/></text:p>
      <text:h text:style-name="Heading_20_2" text:outline-level="2">Purpose</text:h>
      <text:p text:style-name="Text_20_body"><text:tab/>This document provides the functionality of the system. The system is intended to be upgraded and customized for personal use.</text:p>
      <text:h text:style-name="Heading_20_2" text:outline-level="2">Scope</text:h>
      <text:p text:style-name="Text_20_body"><text:tab/>The system requests user to log in to use the system. After authentication, the system will have the user select whether to go to the current calendar or to a list of user generated lists. Once in the calendar section the user can view events from the current calendar, add events, or navigate to a page which will display all of their upcoming events. Once in the lists section the user can access various to do and shopping lists.</text:p>
      <text:h text:style-name="Heading_20_1" text:outline-level="1">Overall Description</text:h>
      <text:h text:style-name="Heading_20_2" text:outline-level="2">Product Perspective</text:h>
      <text:p text:style-name="Text_20_body"><text:tab/>Personal Management System is a stand alone application which will not have any external dependencies. The final product will be the first version of the system. User authentication will be required to maintain different profiles but will not restrict access to program features.</text:p>
      <text:h text:style-name="Heading_20_3" text:outline-level="3">User Interfaces</text:h>
      <text:p text:style-name="Text_20_body"><text:tab/>The UI will be a command line interface. Each page will be followed by a menu allowing the user to access additional menus or to return to previous menus.</text:p>
      <text:h text:style-name="Heading_20_2" text:outline-level="2">Product Functions</text:h>
      <text:p text:style-name="Text_20_body"><text:tab/>The system performs the following functions.</text:p>
      <text:h text:style-name="Heading_20_3" text:outline-level="3">Login</text:h>
      <text:p text:style-name="Text_20_body"><text:tab/>This function allows the user to enter into the application if they have already been created as a user. The user is requried to provide a username and a password. After authentication the user will have access to a main menu.</text:p>
      <text:h text:style-name="Heading_20_3" text:outline-level="3">Create New User</text:h>
      <text:p text:style-name="Text_20_body"><text:tab/>This function allows new users to create a profile for the system. The user will be asked to provide a desired username and password. As long as the username does not conflict with any other user the users credentials will be stored and they will be automatically logged in.</text:p>
      <text:h text:style-name="Heading_20_3" text:outline-level="3"><text:soft-page-break/>Add Event</text:h>
      <text:p text:style-name="Text_20_body"><text:tab/>This function will take users to a menu allowing them to created a customized event. The event will have basic repeatable functionality if desired.</text:p>
      <text:h text:style-name="Heading_20_3" text:outline-level="3">View “My Profile”</text:h>
      <text:p text:style-name="Text_20_body"><text:tab/>This function will take users to a profile page where they will be able to edit their username and password.</text:p>
      <text:h text:style-name="Heading_20_3" text:outline-level="3">Logout</text:h>
      <text:p text:style-name="Text_20_body"><text:tab/>This function will allow users to exit the system and return to the login screen.</text:p>
      <text:h text:style-name="Heading_20_1" text:outline-level="1">Specific Requirements</text:h>
      <text:h text:style-name="Heading_20_2" text:outline-level="2">External Interface Requirements</text:h>
      <text:p text:style-name="Text_20_body"><text:tab/>The system takes input from a keyboard and a text file which stores user information. The system will generate all output to the console.</text:p>
      <text:p text:style-name="Standard"/>
      <text:h text:style-name="Heading_20_2" text:outline-level="2">Quality requirements</text:h>
      <text:h text:style-name="Heading_20_3" text:outline-level="3">Security</text:h>
      <text:p text:style-name="Text_20_body"><text:tab/>The system should only work for users which have a current username and password.</text:p>
      <text:h text:style-name="Heading_20_3" text:outline-level="3">Usability</text:h>
      <text:p text:style-name="Text_20_body"><text:tab/>The system should be usable for anybody who can easily utilize a keyboard and read from a command line.</text:p>
      <text:p text:style-name="Standard"><text:tab/><text:tab/></text:p>
      <text:p text:style-name="Standard"><text:tab/></text:p>
      <text:p text:style-name="Standard"><text:tab/></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26T12:45:22.91</meta:creation-date>
    <meta:document-statistic meta:table-count="0" meta:image-count="0" meta:object-count="0" meta:page-count="4" meta:paragraph-count="60" meta:word-count="508" meta:character-count="3061"/>
    <dc:date>2020-08-26T14:06:32.26</dc:date>
    <meta:editing-duration>PT3M28S</meta:editing-duration>
    <meta:editing-cycles>1</meta:editing-cycles>
    <meta:generator>OpenOffice/4.1.3$Win32 OpenOffice.org_project/413m1$Build-9783</meta:generator>
  </office:meta>
</office:document-meta>
</file>